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E000007800EA517A755923BDF.png" manifest:media-type="image/png"/>
  <manifest:file-entry manifest:full-path="Pictures/100000010000041B000007807777AD5C50253522.png" manifest:media-type="image/png"/>
  <manifest:file-entry manifest:full-path="Pictures/10000001000003ED000007808C3EF20F67B8893F.png" manifest:media-type="image/png"/>
  <manifest:file-entry manifest:full-path="Pictures/10000001000003E5000007807B98616012820A3B.png" manifest:media-type="image/png"/>
  <manifest:file-entry manifest:full-path="Pictures/1000000100000430000007800AD9870B195513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87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-0.482cm" svg:y="-2cm" svg:width="16.582cm" svg:height="29.7cm" draw:z-index="0"><draw:image xlink:href="Pictures/1000000100000430000007800AD9870B1955136E.png" xlink:type="simple" xlink:show="embed" xlink:actuate="onLoad" draw:mime-type="image/png"/></draw:frame></text:p>
      <text:p text:style-name="P1"><draw:frame draw:style-name="fr1" draw:name="Image2" text:anchor-type="char" svg:width="15.422cm" svg:height="29.7cm" draw:z-index="1"><draw:image xlink:href="Pictures/10000001000003E5000007807B98616012820A3B.png" xlink:type="simple" xlink:show="embed" xlink:actuate="onLoad" draw:mime-type="image/png"/></draw:frame><text:soft-page-break/></text:p>
      <text:p text:style-name="P1"><draw:frame draw:style-name="fr1" draw:name="Image3" text:anchor-type="char" svg:width="15.545cm" svg:height="29.7cm" draw:z-index="2"><draw:image xlink:href="Pictures/10000001000003ED000007808C3EF20F67B8893F.png" xlink:type="simple" xlink:show="embed" xlink:actuate="onLoad" draw:mime-type="image/png"/></draw:frame><text:soft-page-break/></text:p>
      <text:p text:style-name="P1"><draw:frame draw:style-name="fr1" draw:name="Image4" text:anchor-type="char" svg:width="16.258cm" svg:height="29.7cm" draw:z-index="3"><draw:image xlink:href="Pictures/100000010000041B000007807777AD5C50253522.png" xlink:type="simple" xlink:show="embed" xlink:actuate="onLoad" draw:mime-type="image/png"/></draw:frame><text:soft-page-break/></text:p>
      <text:p text:style-name="P1"><draw:frame draw:style-name="fr1" draw:name="Image5" text:anchor-type="char" svg:width="15.561cm" svg:height="29.7cm" draw:z-index="4"><draw:image xlink:href="Pictures/10000001000003EE000007800EA517A755923BD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6:38:25.638151188</meta:creation-date>
    <dc:date>2023-09-27T19:02:32.559898096</dc:date>
    <meta:editing-duration>PT1H33M46S</meta:editing-duration>
    <meta:editing-cycles>1</meta:editing-cycles>
    <meta:document-statistic meta:table-count="0" meta:image-count="5" meta:object-count="0" meta:page-count="5" meta:paragraph-count="0" meta:word-count="0" meta:character-count="0" meta:non-whitespace-character-count="0"/>
    <meta:generator>LibreOffice/7.3.7.2$Linux_X86_64 LibreOffice_project/30$Build-2</meta:generator>
  </office:meta>
</office:document-meta>
</file>